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([.E4]-[.$D$12])*([.E4]-[.$D$12])" office:value-type="float" office:value="6.25">
            <text:p>6.25</text:p>
          </table:table-cell>
          <table:table-cell table:formula="of:=+([.C4]-[.$D$12])*([.C4]-[.$D$12])" office:value-type="float" office:value="2.25">
            <text:p>2.25</text:p>
          </table:table-cell>
          <table:table-cell table:formula="of:=+([.C4]-[.$D$12])*([.E4]-[.$D$12])" office:value-type="float" office:value="3.75">
            <text:p>3.75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([.E5]-[.$D$12])*([.E5]-[.$D$12])" office:value-type="float" office:value="2.25">
            <text:p>2.25</text:p>
          </table:table-cell>
          <table:table-cell table:formula="of:=+([.C5]-[.$D$12])*([.C5]-[.$D$12])" office:value-type="float" office:value="2.25">
            <text:p>2.25</text:p>
          </table:table-cell>
          <table:table-cell table:formula="of:=+([.C5]-[.$D$12])*([.E5]-[.$D$12])" office:value-type="float" office:value="-2.25">
            <text:p>-2.25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([.E6]-[.$D$12])*([.E6]-[.$D$12])" office:value-type="float" office:value="0.25">
            <text:p>0.25</text:p>
          </table:table-cell>
          <table:table-cell table:formula="of:=+([.C6]-[.$D$12])*([.C6]-[.$D$12])" office:value-type="float" office:value="6.25">
            <text:p>6.25</text:p>
          </table:table-cell>
          <table:table-cell table:formula="of:=+([.C6]-[.$D$12])*([.E6]-[.$D$12])" office:value-type="float" office:value="1.25">
            <text:p>1.25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([.E7]-[.$D$12])*([.E7]-[.$D$12])" office:value-type="float" office:value="0.25">
            <text:p>0.25</text:p>
          </table:table-cell>
          <table:table-cell table:formula="of:=+([.C7]-[.$D$12])*([.C7]-[.$D$12])" office:value-type="float" office:value="0.25">
            <text:p>0.25</text:p>
          </table:table-cell>
          <table:table-cell table:formula="of:=+([.C7]-[.$D$12])*([.E7]-[.$D$12])" office:value-type="float" office:value="-0.25">
            <text:p>-0.25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([.E8]-[.$D$12])*([.E8]-[.$D$12])" office:value-type="float" office:value="2.25">
            <text:p>2.25</text:p>
          </table:table-cell>
          <table:table-cell table:formula="of:=+([.C8]-[.$D$12])*([.C8]-[.$D$12])" office:value-type="float" office:value="0.25">
            <text:p>0.25</text:p>
          </table:table-cell>
          <table:table-cell table:formula="of:=+([.C8]-[.$D$12])*([.E8]-[.$D$12])" office:value-type="float" office:value="0.75">
            <text:p>0.75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([.E9]-[.$D$12])*([.E9]-[.$D$12])" office:value-type="float" office:value="6.25">
            <text:p>6.25</text:p>
          </table:table-cell>
          <table:table-cell table:formula="of:=+([.C9]-[.$D$12])*([.C9]-[.$D$12])" office:value-type="float" office:value="6.25">
            <text:p>6.25</text:p>
          </table:table-cell>
          <table:table-cell table:formula="of:=+([.C9]-[.$D$12])*([.E9]-[.$D$12])" office:value-type="float" office:value="6.25">
            <text:p>6.25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17.5">
            <text:p>17.5</text:p>
          </table:table-cell>
          <table:table-cell table:style-name="ce1" table:formula="of:=SUM([.H4:.H9])" office:value-type="float" office:value="17.5">
            <text:p>17.5</text:p>
          </table:table-cell>
          <table:table-cell table:style-name="ce1" table:formula="of:=SUM([.I4:.I9])" office:value-type="float" office:value="9.5">
            <text:p>9.5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+([.D11]+1)/2" office:value-type="float" office:value="3.5">
            <text:p>3.5</text:p>
          </table:table-cell>
          <table:table-cell office:value-type="string">
            <text:p>rcc</text:p>
          </table:table-cell>
          <table:table-cell table:formula="of:=+[.I10]/SQRT([.G10]*[.H10]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((([.E9] * [.E9]) - [.E9])/2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([.E20]-[.$D$28])*([.E20]-[.$D$28])" office:value-type="float" office:value="6.25">
            <text:p>6.25</text:p>
          </table:table-cell>
          <table:table-cell table:formula="of:=+([.C20]-[.$D$28])*([.C20]-[.$D$28])" office:value-type="float" office:value="6.25">
            <text:p>6.25</text:p>
          </table:table-cell>
          <table:table-cell table:formula="of:=+([.C20]-[.$D$28])*([.E20]-[.$D$28])" office:value-type="float" office:value="6.25">
            <text:p>6.25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([.E21]-[.$D$28])*([.E21]-[.$D$28])" office:value-type="float" office:value="2.25">
            <text:p>2.25</text:p>
          </table:table-cell>
          <table:table-cell table:formula="of:=+([.C21]-[.$D$28])*([.C21]-[.$D$28])" office:value-type="float" office:value="2.25">
            <text:p>2.25</text:p>
          </table:table-cell>
          <table:table-cell table:formula="of:=+([.C21]-[.$D$28])*([.E21]-[.$D$28])" office:value-type="float" office:value="2.25">
            <text:p>2.25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([.E22]-[.$D$28])*([.E22]-[.$D$28])" office:value-type="float" office:value="0.25">
            <text:p>0.25</text:p>
          </table:table-cell>
          <table:table-cell table:formula="of:=+([.C22]-[.$D$28])*([.C22]-[.$D$28])" office:value-type="float" office:value="0.25">
            <text:p>0.25</text:p>
          </table:table-cell>
          <table:table-cell table:formula="of:=+([.C22]-[.$D$28])*([.E22]-[.$D$28])" office:value-type="float" office:value="0.25">
            <text:p>0.25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([.E23]-[.$D$28])*([.E23]-[.$D$28])" office:value-type="float" office:value="0.25">
            <text:p>0.25</text:p>
          </table:table-cell>
          <table:table-cell table:formula="of:=+([.C23]-[.$D$28])*([.C23]-[.$D$28])" office:value-type="float" office:value="6.25">
            <text:p>6.25</text:p>
          </table:table-cell>
          <table:table-cell table:formula="of:=+([.C23]-[.$D$28])*([.E23]-[.$D$28])" office:value-type="float" office:value="1.25">
            <text:p>1.25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([.E24]-[.$D$28])*([.E24]-[.$D$28])" office:value-type="float" office:value="2.25">
            <text:p>2.25</text:p>
          </table:table-cell>
          <table:table-cell table:formula="of:=+([.C24]-[.$D$28])*([.C24]-[.$D$28])" office:value-type="float" office:value="2.25">
            <text:p>2.25</text:p>
          </table:table-cell>
          <table:table-cell table:formula="of:=+([.C24]-[.$D$28])*([.E24]-[.$D$28])" office:value-type="float" office:value="2.25">
            <text:p>2.25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([.E25]-[.$D$28])*([.E25]-[.$D$28])" office:value-type="float" office:value="6.25">
            <text:p>6.25</text:p>
          </table:table-cell>
          <table:table-cell table:formula="of:=+([.C25]-[.$D$28])*([.C25]-[.$D$28])" office:value-type="float" office:value="0.25">
            <text:p>0.25</text:p>
          </table:table-cell>
          <table:table-cell table:formula="of:=+([.C25]-[.$D$28])*([.E25]-[.$D$28])" office:value-type="float" office:value="1.25">
            <text:p>1.25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17.5">
            <text:p>17.5</text:p>
          </table:table-cell>
          <table:table-cell table:style-name="ce1" table:formula="of:=SUM([.H20:.H25])" office:value-type="float" office:value="17.5">
            <text:p>17.5</text:p>
          </table:table-cell>
          <table:table-cell table:style-name="ce1" table:formula="of:=SUM([.I20:.I25])" office:value-type="float" office:value="13.5">
            <text:p>13.5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26]/([.D27]*([.D27]*[.D27]-1)))" office:value-type="float" office:value="0.771428571428571">
            <text:p>0.7714285714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+([.D27]+1)/2" office:value-type="float" office:value="3.5">
            <text:p>3.5</text:p>
          </table:table-cell>
          <table:table-cell office:value-type="string">
            <text:p>rcc</text:p>
          </table:table-cell>
          <table:table-cell table:formula="of:=+[.I26]/SQRT([.G26]*[.H26]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D27]*[.D27]+0.1041*[.D27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((([.D27] * [.D27]) - [.D27])/2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9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2-01-28T19:29:20</dc:date>
    <dc:creator>Douglas Lovell</dc:creator>
    <meta:editing-duration>PT15H53M47S</meta:editing-duration>
    <meta:editing-cycles>7</meta:editing-cycles>
    <meta:generator>OpenOffice.org/3.2$Linux OpenOffice.org_project/320m19$Build-9505</meta:generator>
    <meta:document-statistic meta:table-count="3" meta:cell-count="183" meta:object-count="0"/>
  </office:meta>
</office:document-meta>
</file>